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office:value-type="float" office:value="4440976" calcext:value-type="float">
            <text:p>444097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44840" calcext:value-type="float">
            <text:p>644840</text:p>
          </table:table-cell>
          <table:table-cell table:style-name="ce12" office:value-type="percentage" office:value="0.0008" calcext:value-type="percentage">
            <text:p>0.08%</text:p>
          </table:table-cell>
          <table:table-cell table:style-name="ce26" office:value-type="float" office:value="38519294" calcext:value-type="float">
            <text:p>38519294</text:p>
          </table:table-cell>
          <table:table-cell table:style-name="ce26" office:value-type="float" office:value="65096" calcext:value-type="float">
            <text:p>6509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26" office:value-type="float" office:value="4227891" calcext:value-type="float">
            <text:p>422789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office:value-type="float" office:value="4448722" calcext:value-type="float">
            <text:p>4448722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45058" calcext:value-type="float">
            <text:p>645058</text:p>
          </table:table-cell>
          <table:table-cell table:style-name="ce12" office:value-type="percentage" office:value="0.0003" calcext:value-type="percentage">
            <text:p>0.03%</text:p>
          </table:table-cell>
          <table:table-cell table:style-name="ce26" office:value-type="float" office:value="38545144" calcext:value-type="float">
            <text:p>38545144</text:p>
          </table:table-cell>
          <table:table-cell table:style-name="ce26" office:value-type="float" office:value="65140" calcext:value-type="float">
            <text:p>651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234113" calcext:value-type="float">
            <text:p>423411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office:value-type="float" office:value="4458979" calcext:value-type="float">
            <text:p>4458979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6667" calcext:value-type="float">
            <text:p>64666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38814596" calcext:value-type="float">
            <text:p>38814596</text:p>
          </table:table-cell>
          <table:table-cell table:style-name="ce26" office:value-type="float" office:value="65174" calcext:value-type="float">
            <text:p>65174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252082" calcext:value-type="float">
            <text:p>425208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office:value-type="float" office:value="4470405" calcext:value-type="float">
            <text:p>4470405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48161" calcext:value-type="float">
            <text:p>648161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8968925" calcext:value-type="float">
            <text:p>38968925</text:p>
          </table:table-cell>
          <table:table-cell table:style-name="ce26" office:value-type="float" office:value="65248" calcext:value-type="float">
            <text:p>6524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26" office:value-type="float" office:value="4266665" calcext:value-type="float">
            <text:p>426666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office:value-type="float" office:value="4481433" calcext:value-type="float">
            <text:p>4481433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9680" calcext:value-type="float">
            <text:p>649680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9157249" calcext:value-type="float">
            <text:p>39157249</text:p>
          </table:table-cell>
          <table:table-cell table:style-name="ce26" office:value-type="float" office:value="65396" calcext:value-type="float">
            <text:p>6539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26" office:value-type="float" office:value="4280248" calcext:value-type="float">
            <text:p>428024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6" calcext:value-type="date">
            <text:p>08/26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7" calcext:value-type="date">
            <text:p>08/2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8" calcext:value-type="date">
            <text:p>08/2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9" calcext:value-type="date">
            <text:p>08/2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0" calcext:value-type="date">
            <text:p>08/3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31" calcext:value-type="date">
            <text:p>08/3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1" calcext:value-type="date">
            <text:p>09/0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61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9:26:01.9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25T19:36:37.491000000</dc:date>
    <meta:editing-duration>PT5H57M39S</meta:editing-duration>
    <meta:editing-cycles>75</meta:editing-cycles>
    <meta:generator>LibreOffice/7.2.0.4$Windows_X86_64 LibreOffice_project/9a9c6381e3f7a62afc1329bd359cc48accb6435b</meta:generator>
    <meta:document-statistic meta:table-count="1" meta:cell-count="4899" meta:object-count="0"/>
  </office:meta>
</office:document-meta>
</file>